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600000168D742378456BBE0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7.619cm" svg:x="14.046cm" svg:y="1cm">
          <draw:image xlink:href="Pictures/100002010000027600000168D742378456BBE036.png" xlink:type="simple" xlink:show="embed" xlink:actuate="onLoad">
            <text:p/>
          </draw:image>
        </draw:frame>
        <draw:frame draw:style-name="gr1" draw:text-style-name="P1" draw:layer="layout" svg:width="13.334cm" svg:height="7.619cm" svg:x="0.559cm" svg:y="12.954cm">
          <draw:image xlink:href="Pictures/100002010000027600000168D742378456BBE036.png" xlink:type="simple" xlink:show="embed" xlink:actuate="onLoad">
            <text:p/>
          </draw:image>
        </draw:frame>
        <draw:frame draw:style-name="gr1" draw:text-style-name="P1" draw:layer="layout" svg:width="13.334cm" svg:height="7.619cm" svg:x="14.046cm" svg:y="12.955cm">
          <draw:image xlink:href="Pictures/100002010000027600000168D742378456BBE036.png" xlink:type="simple" xlink:show="embed" xlink:actuate="onLoad">
            <text:p/>
          </draw:image>
        </draw:frame>
        <draw:frame draw:style-name="gr1" draw:text-style-name="P1" draw:layer="layout" svg:width="13.334cm" svg:height="7.619cm" svg:x="0.559cm" svg:y="1.001cm">
          <draw:image xlink:href="Pictures/100002010000027600000168D742378456BBE0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0.559cm" fo:margin-right="0.55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2:13:32.812000000</meta:creation-date>
    <dc:date>2017-08-25T12:54:14.291000000</dc:date>
    <meta:editing-duration>PT16M59S</meta:editing-duration>
    <meta:editing-cycles>2</meta:editing-cycles>
    <meta:generator>LibreOffice/5.0.2.2$Windows_x86 LibreOffice_project/37b43f919e4de5eeaca9b9755ed688758a8251fe</meta:generator>
    <meta:document-statistic meta:object-count="4"/>
  </office:meta>
</office:document-meta>
</file>